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1" fo:font-size="10pt" style:font-name-asian="Noto Sans CJK SC Regular" style:font-size-asian="10pt" style:font-name-complex="FreeSans" style:font-size-complex="10pt"/>
    </style:style>
    <style:style style:name="ce4" style:family="table-cell" style:parent-style-name="Default">
      <style:text-properties style:font-name="Liberation Sans1" fo:font-size="10pt" style:text-underline-style="solid" style:text-underline-width="auto" style:text-underline-color="font-color" style:font-size-asian="10pt" style:font-size-complex="10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number-columns-repeated="3"/>
          <table:table-cell office:value-type="string" calcext:value-type="string">
            <text:p>Byt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reen</text:p>
          </table:table-cell>
          <table:table-cell office:value-type="string" calcext:value-type="string">
            <text:p>Width</text:p>
          </table:table-cell>
          <table:table-cell office:value-type="float" office:value="320" calcext:value-type="float">
            <text:p>3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office:value-type="float" office:value="256" calcext:value-type="float">
            <text:p>25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ramebuffer</text:p>
          </table:table-cell>
          <table:table-cell office:value-type="string" calcext:value-type="string">
            <text:p>Width</text:p>
          </table:table-cell>
          <table:table-cell table:formula="of:=[.C3]+4*16" office:value-type="float" office:value="384" calcext:value-type="float">
            <text:p>384</text:p>
          </table:table-cell>
          <table:table-cell table:formula="of:=[.C6]/8*[.C7]*[.C8]+[.C9]*2" office:value-type="float" office:value="77000" calcext:value-type="float">
            <text:p>770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table:formula="of:=[.C4]+4*16" office:value-type="float" office:value="320" calcext:value-type="float">
            <text:p>3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pth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riScrollWords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hadow Buffer</text:p>
          </table:table-cell>
          <table:table-cell/>
          <table:table-cell table:formula="of:=[.D6]" office:value-type="float" office:value="77000" calcext:value-type="float">
            <text:p>77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SFX</text:p>
          </table:table-cell>
          <table:table-cell table:style-name="ce2" office:value-type="string" calcext:value-type="string">
            <text:p>await1.raw</text:p>
          </table:table-cell>
          <table:table-cell/>
          <table:table-cell table:style-name="ce2" office:value-type="float" office:value="9600" calcext:value-type="float">
            <text:p>960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ckno.raw</text:p>
          </table:table-cell>
          <table:table-cell/>
          <table:table-cell table:style-name="ce2" office:value-type="float" office:value="8864" calcext:value-type="float">
            <text:p>886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alien.mod</text:p>
          </table:table-cell>
          <table:table-cell/>
          <table:table-cell table:style-name="ce3" office:value-type="float" office:value="94848" calcext:value-type="float">
            <text:p>9484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Sprites</text:p>
          </table:table-cell>
          <table:table-cell table:style-name="ce2" office:value-type="string" calcext:value-type="string">
            <text:p>sprite_mouse1.bin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prite*3</text:p>
          </table:table-cell>
          <table:table-cell/>
          <table:table-cell table:formula="of:=[.D20]*3" office:value-type="float" office:value="192" calcext:value-type="float">
            <text:p>192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OBs</text:p>
          </table:table-cell>
          <table:table-cell office:value-type="string" calcext:value-type="string">
            <text:p>Einheit 16*24+Maske</text:p>
          </table:table-cell>
          <table:table-cell/>
          <table:table-cell table:formula="of:=2*6*24" office:value-type="float" office:value="288" calcext:value-type="float">
            <text:p>28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inheit*90</text:p>
          </table:table-cell>
          <table:table-cell/>
          <table:table-cell table:formula="of:=[.D25]*90" office:value-type="float" office:value="25920" calcext:value-type="float">
            <text:p>2592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++ Objekte</text:p>
          </table:table-cell>
          <table:table-cell office:value-type="string" calcext:value-type="string">
            <text:p>Astar</text:p>
          </table:table-cell>
          <table:table-cell/>
          <table:table-cell office:value-type="float" office:value="66612" calcext:value-type="float">
            <text:p>666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arvester</text:p>
          </table:table-cell>
          <table:table-cell/>
          <table:table-cell office:value-type="float" office:value="874" calcext:value-type="float">
            <text:p>87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me::Unit * 30</text:p>
          </table:table-cell>
          <table:table-cell/>
          <table:table-cell table:formula="of:=866*30" office:value-type="float" office:value="25980" calcext:value-type="float">
            <text:p>25980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formula="of:=SUM([.D3:.D33])" office:value-type="float" office:value="387242" calcext:value-type="float">
            <text:p>38724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22:21:52.201079656</meta:creation-date>
    <dc:date>2017-06-02T22:36:33.432433008</dc:date>
    <meta:editing-duration>PT4M28S</meta:editing-duration>
    <meta:editing-cycles>5</meta:editing-cycles>
    <meta:generator>LibreOffice/5.2.6.2$Linux_X86_64 LibreOffice_project/20m0$Build-2</meta:generator>
    <meta:document-statistic meta:table-count="1" meta:cell-count="44" meta:object-count="0"/>
  </office:meta>
</office:document-meta>
</file>